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3" svg:font-family="'Nimbus Sans'" style:font-family-generic="swiss"/>
    <style:font-face style:name="Cantarell" svg:font-family="Cantarell" style:font-pitch="variable"/>
    <style:font-face style:name="Liberation Sans1" svg:font-family="'Liberation Sans'" style:font-pitch="variable"/>
    <style:font-face style:name="Nimbus Sans1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2" svg:font-family="'Nimbus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Cantarell1" svg:font-family="Cantarell" style:font-family-generic="system" style:font-pitch="variable"/>
    <style:font-face style:name="Nimbus Sans4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4.27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4.56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613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471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2.85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443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82cm" fo:min-width="0cm"/>
    </style:style>
    <style:style style:name="gr8" style:family="graphic" style:parent-style-name="objectwithoutfill">
      <style:graphic-properties draw:stroke="dash" draw:stroke-dash="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3.433cm" fo:min-width="3.31cm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2" style:family="graphic" style:parent-style-name="Arrow_20_Line" style:list-style-name="L1">
      <style:graphic-properties draw:stroke="dash" draw:stroke-dash="Dot" draw:textarea-vertical-align="middle" draw:line-distance="1.18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17cm"/>
      <style:paragraph-properties style:writing-mode="lr-tb"/>
    </style:style>
    <style:style style:name="gr14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15" style:family="graphic" style:parent-style-name="Arrow_20_Line" style:list-style-name="L1">
      <style:graphic-properties draw:stroke="dash" draw:stroke-dash="Dot" draw:textarea-vertical-align="middle" draw:line-distance="1.043cm"/>
      <style:paragraph-properties style:writing-mode="lr-tb"/>
    </style:style>
    <style:style style:name="gr16" style:family="graphic" style:parent-style-name="Arrow_20_Line" style:list-style-name="L1">
      <style:graphic-properties draw:stroke="dash" draw:stroke-dash="Dot" draw:textarea-vertical-align="middle" draw:line-distance="4.436cm"/>
      <style:paragraph-properties style:writing-mode="lr-tb"/>
    </style:style>
    <style:style style:name="gr17" style:family="graphic" style:parent-style-name="standard">
      <style:graphic-properties svg:stroke-color="#000000" draw:fill="none" draw:textarea-vertical-align="middle" draw:auto-grow-height="false" fo:min-height="2.925cm" fo:min-width="2.929cm"/>
    </style:style>
    <style:style style:name="gr18" style:family="graphic" style:parent-style-name="Arrow_20_Line" style:list-style-name="L1">
      <style:graphic-properties draw:stroke="dash" draw:stroke-dash="Dot" draw:textarea-vertical-align="middle" draw:line-distance="0.826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antarell" fo:font-size="22pt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style:writing-mode="lr-tb"/>
      <style:text-properties style:font-name="Cantarell"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Cantarell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ntarell" fo:font-size="22pt" style:font-name-asian="Nimbus Sans3" style:font-name-complex="Nimbus Sans3"/>
    </style:style>
    <style:style style:name="T2" style:family="text">
      <style:text-properties style:text-position="sub 58%" style:font-name="Cantarell" fo:font-size="22pt" style:font-name-asian="Nimbus Sans3" style:font-name-complex="Nimbus Sans3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antarell" fo:font-size="24pt" style:font-size-asian="24pt" style:font-size-complex="24pt"/>
    </style:style>
    <style:style style:name="T5" style:family="text">
      <style:text-properties style:text-position="sub 58%" style:font-name="Cantarell" fo:font-size="24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Cantarell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75cm" svg:height="0.127cm" svg:x="12.73cm" svg:y="9.42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5.064cm" svg:height="0.074cm" draw:transform="skewX (0.0675442420521807) rotate (-0.785398163397449) translate (14.052cm 9.554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draw:layer="layout" svg:width="4.113cm" svg:height="0.129cm" draw:transform="rotate (-1.85668125827157) translate (13.844cm 9.037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3.971cm" svg:height="0.105cm" draw:transform="rotate (-1.92946148807973) translate (18.882cm 9.2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" draw:layer="layout" svg:width="3.351cm" svg:height="0.124cm" draw:transform="rotate (3.08905824310476) translate (14.2cm 12.944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6" draw:text-style-name="P1" draw:layer="layout" svg:width="3.943cm" svg:height="0.106cm" draw:transform="skewX (-0.0376991118430775) rotate (-2.19632233070966) translate (13.187cm 9.576cm)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7" draw:text-style-name="P1" draw:layer="layout" svg:width="0.61cm" svg:height="0.61cm" svg:x="13.7cm" svg:y="12.57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0.652cm" svg:y1="12.874cm" svg:x2="18.908cm" svg:y2="12.874cm">
          <text:p/>
        </draw:line>
        <draw:custom-shape draw:style-name="gr9" draw:text-style-name="P3" draw:layer="layout" svg:width="3.81cm" svg:height="3.683cm" svg:x="16.875cm" svg:y="11.062cm">
          <text:p/>
          <draw:enhanced-geometry draw:glue-point-type="segments" draw:type="mso-spt100" draw:modifiers="-110.69778790961 179.4986459677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0" draw:text-style-name="P4" draw:layer="layout" svg:width="1.999cm" svg:height="0.999cm" svg:x="13.918cm" svg:y="9.9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5" draw:layer="layout" svg:width="2.032cm" svg:height="1.905cm" svg:x="17.51cm" svg:y="11.668cm">
          <draw:text-box>
            <text:p><text:span text:style-name="T1">θ</text:span><text:span text:style-name="T2">h</text:span></text:p>
          </draw:text-box>
        </draw:frame>
        <draw:measure draw:style-name="gr12" draw:text-style-name="P6" draw:layer="measurelines" svg:x1="17.317cm" svg:y1="9.33cm" svg:x2="18.78cm" svg:y2="12.938cm">
          <text:p text:style-name="P6"><text:span text:style-name="T3"/></text:p>
          <text:p text:style-name="P6"><text:span text:style-name="T3"/></text:p>
        </draw:measure>
        <draw:frame draw:style-name="gr13" draw:text-style-name="P7" draw:layer="layout" svg:width="1.524cm" svg:height="1.267cm" draw:transform="rotate (-1.18682389135614) translate (19.987cm 9.763cm)">
          <draw:text-box>
            <text:p><text:span text:style-name="T4">l</text:span><text:span text:style-name="T5">f</text:span></text:p>
          </draw:text-box>
        </draw:frame>
        <draw:line draw:style-name="gr14" draw:text-style-name="P2" draw:layer="layout" svg:x1="17.541cm" svg:y1="9.254cm" svg:x2="17.541cm" svg:y2="13.827cm">
          <text:p/>
        </draw:line>
        <draw:measure draw:style-name="gr15" draw:text-style-name="P8" draw:layer="measurelines" svg:x1="18.878cm" svg:y1="12.838cm" svg:x2="17.58cm" svg:y2="12.838cm">
          <text:p text:style-name="P8"><text:span text:style-name="T6"><text:measure text:kind="gap"/></text:span><text:span text:style-name="T6">l</text:span><text:span text:style-name="T7">u</text:span></text:p>
        </draw:measure>
        <draw:measure draw:style-name="gr16" draw:text-style-name="P8" draw:layer="measurelines" svg:x1="10.916cm" svg:y1="12.875cm" svg:x2="17.521cm" svg:y2="12.874cm">
          <text:p text:style-name="P8"><text:span text:style-name="T6">l</text:span><text:span text:style-name="T6"><text:measure text:kind="gap"/></text:span><text:span text:style-name="T7">h</text:span></text:p>
        </draw:measure>
        <draw:custom-shape draw:style-name="gr17" draw:text-style-name="P3" draw:layer="layout" svg:width="3.429cm" svg:height="3.175cm" svg:x="12.049cm" svg:y="11.287cm">
          <text:p/>
          <draw:enhanced-geometry draw:glue-point-type="segments" draw:type="mso-spt100" draw:modifiers="-105.759868895 179.21814188319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1" draw:text-style-name="P5" draw:layer="layout" svg:width="2.032cm" svg:height="1.905cm" svg:x="12.303cm" svg:y="11.668cm">
          <draw:text-box>
            <text:p><text:span text:style-name="T1">θ</text:span><text:span text:style-name="T2">s</text:span></text:p>
          </draw:text-box>
        </draw:frame>
        <draw:measure draw:style-name="gr18" draw:text-style-name="P9" draw:layer="measurelines" svg:x1="12.43cm" svg:y1="9.128cm" svg:x2="13.732cm" svg:y2="12.736cm">
          <text:p text:style-name="P9"/>
          <text:p text:style-name="P9"/>
        </draw:measure>
        <draw:frame draw:style-name="gr13" draw:text-style-name="P7" draw:layer="layout" svg:width="1.524cm" svg:height="1.267cm" draw:transform="rotate (-1.18682389135614) translate (14.78cm 9.89cm)">
          <draw:text-box>
            <text:p><text:span text:style-name="T4">l</text:span><text:span text:style-name="T5">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3" svg:font-family="'Nimbus Sans'" style:font-family-generic="swiss"/>
    <style:font-face style:name="Cantarell" svg:font-family="Cantarell" style:font-pitch="variable"/>
    <style:font-face style:name="Liberation Sans1" svg:font-family="'Liberation Sans'" style:font-pitch="variable"/>
    <style:font-face style:name="Nimbus Sans1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2" svg:font-family="'Nimbus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Cantarell1" svg:font-family="Cantarell" style:font-family-generic="system" style:font-pitch="variable"/>
    <style:font-face style:name="Nimbus Sans4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1" style:font-size-asian="24pt" style:language-asian="zh" style:country-asian="CN" style:font-name-complex="Nimbus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1-03T17:30:20.933634270</dc:date>
    <meta:editing-duration>PT53M3S</meta:editing-duration>
    <meta:editing-cycles>12</meta:editing-cycles>
    <meta:generator>LibreOffice/7.0.1.2$Linux_X86_64 LibreOffice_project/00$Build-2</meta:generator>
    <meta:document-statistic meta:object-count="20"/>
  </office:meta>
</office:document-meta>
</file>

<file path=Object 1/content.xml><?xml version="1.0" encoding="utf-8"?>
<math xmlns="http://www.w3.org/1998/Math/MathML" display="block"/>
</file>